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16.15cm"/>
    </style:style>
    <style:style style:name="co4" style:family="table-column">
      <style:table-column-properties fo:break-before="auto" style:column-width="3.884cm"/>
    </style:style>
    <style:style style:name="co5" style:family="table-column">
      <style:table-column-properties fo:break-before="auto" style:column-width="3.052cm"/>
    </style:style>
    <style:style style:name="co6" style:family="table-column">
      <style:table-column-properties fo:break-before="auto" style:column-width="4.10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9999cc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ext-properties style:text-outline="false" style:text-line-through-style="none" style:font-name="Courier New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7pt" style:language-asian="en" style:country-asian="US" style:font-style-asian="normal" style:font-weight-asian="normal" style:font-name-complex="Courier New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ffcc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color="#006600" fo:font-weight="bold" style:font-weight-asian="bold" style:font-weight-complex="bold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table:number-columns-spanned="1024" table:number-rows-spanned="1">
            <text:p>Tests Scenario</text:p>
          </table:table-cell>
          <table:covered-table-cell table:number-columns-repeated="1023" table:style-name="ce3"/>
        </table:table-row>
        <table:table-row table:style-name="ro2">
          <table:table-cell office:value-type="string">
            <text:p>Tests for RestApiController (Integration tests). Check response status and body for the following test cases.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 office:value-type="string">
            <text:p>Data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id</text:p>
          </table:table-cell>
          <table:table-cell office:value-type="string">
            <text:p>report_id</text:p>
          </table:table-cell>
          <table:table-cell office:value-type="string">
            <text:p>request body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{"query_criteria_character_phrase": "o","query_criteria_planet_name": "Naboo"} 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{"query_criteria_character_phrase": "","query_criteria_planet_name": ""}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 Case</text:p>
          </table:table-cell>
          <table:table-cell table:style-name="ce2" table:number-columns-repeated="1023"/>
        </table:table-row>
        <table:table-row table:style-name="ro1">
          <table:table-cell table:number-columns-repeated="3"/>
          <table:table-cell table:style-name="ce6" office:value-type="string">
            <text:p>request</text:p>
          </table:table-cell>
          <table:table-cell table:style-name="ce6"/>
          <table:table-cell table:style-name="ce8" office:value-type="string">
            <text:p>response – expected result</text:p>
          </table:table-cell>
          <table:table-cell table:style-name="ce8"/>
          <table:table-cell table:number-columns-repeated="1017"/>
        </table:table-row>
        <table:table-row table:style-name="ro1">
          <table:table-cell office:value-type="string">
            <text:p>id</text:p>
          </table:table-cell>
          <table:table-cell office:value-type="string">
            <text:p>description</text:p>
          </table:table-cell>
          <table:table-cell/>
          <table:table-cell table:style-name="ce6" office:value-type="string">
            <text:p>API</text:p>
          </table:table-cell>
          <table:table-cell table:style-name="ce6" office:value-type="string">
            <text:p>request data</text:p>
          </table:table-cell>
          <table:table-cell table:style-name="ce8" office:value-type="string">
            <text:p>HTTP status</text:p>
          </table:table-cell>
          <table:table-cell table:style-name="ce8" office:value-type="string">
            <text:p>body</text:p>
          </table:table-cell>
          <table:table-cell table:style-name="ce9" office:value-type="string">
            <text:p><text:span text:style-name="T1">FAILL</text:span><text:span text:style-name="T2">/</text:span><text:span text:style-name="T3">PASS</text:span>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f the user agen has been provided correct body to PUT API, a new resource has been created by the PUT API and the origin server must inform the user agent, via the HTTP response code 204</text:p>
          </table:table-cell>
          <table:table-cell/>
          <table:table-cell office:value-type="string">
            <text:p>PUT /report/{report_id}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string">
            <text:p>empty</text:p>
          </table:table-cell>
          <table:table-cell table:style-name="ce10" office:value-type="string">
            <text:p>PASS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f the user agen has been provided incorrect body to PUT API, the user will be notified of this via the HTTP response code 500.</text:p>
          </table:table-cell>
          <table:table-cell/>
          <table:table-cell office:value-type="string">
            <text:p>PUT /report/{report_id}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string">
            <text:p>not checked</text:p>
          </table:table-cell>
          <table:table-cell table:style-name="ce10" office:value-type="string">
            <text:p>PASS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f the user agent asks GET API for a non-existent report, the 200 HTTP status should be returned. Asking for a non-existent report is not an error.</text:p>
          </table:table-cell>
          <table:table-cell/>
          <table:table-cell office:value-type="string">
            <text:p>GET /report/{report_id}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string">
            <text:p>not checked</text:p>
          </table:table-cell>
          <table:table-cell table:style-name="ce10" office:value-type="string">
            <text:p>PASS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f the user agent asks GET API for a existing report, report should be returned via HTTP. Node „result” exists in body and http response code 200 is returned.</text:p>
          </table:table-cell>
          <table:table-cell/>
          <table:table-cell office:value-type="string">
            <text:p>GET /report/{report_id}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string">
            <text:p>contain at least one „result” node in json body.</text:p>
          </table:table-cell>
          <table:table-cell table:style-name="ce10" office:value-type="string">
            <text:p>PASS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f the user agent asks GET API for all reports, the origin server must return HTTP response with status code 200 to the user agent.</text:p>
          </table:table-cell>
          <table:table-cell/>
          <table:table-cell office:value-type="string">
            <text:p>GET /report</text:p>
          </table:table-cell>
          <table:table-cell office:value-type="string">
            <text:p>-</text:p>
          </table:table-cell>
          <table:table-cell office:value-type="float" office:value="200">
            <text:p>200</text:p>
          </table:table-cell>
          <table:table-cell office:value-type="string">
            <text:p>not checked</text:p>
          </table:table-cell>
          <table:table-cell table:style-name="ce10" office:value-type="string">
            <text:p>PASS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f the user agent asks DELETE API for delete report with given reportId, the origin server must return HTTP response with status code 200 to the user agent.</text:p>
          </table:table-cell>
          <table:table-cell/>
          <table:table-cell office:value-type="string">
            <text:p>DELETE /report/{report_id}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string">
            <text:p>not checked</text:p>
          </table:table-cell>
          <table:table-cell table:style-name="ce10" office:value-type="string">
            <text:p>PASS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f the user agent asks DELETE API for delete all reports, the origin server must return HTTP response with status code 200 to the user agent.</text:p>
          </table:table-cell>
          <table:table-cell/>
          <table:table-cell office:value-type="string">
            <text:p>DELETE /report</text:p>
          </table:table-cell>
          <table:table-cell office:value-type="string">
            <text:p>-</text:p>
          </table:table-cell>
          <table:table-cell office:value-type="float" office:value="200">
            <text:p>200</text:p>
          </table:table-cell>
          <table:table-cell office:value-type="string">
            <text:p>not checked</text:p>
          </table:table-cell>
          <table:table-cell table:style-name="ce10" office:value-type="string">
            <text:p>PAS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2">02.01.2020</text:date>, <text:time>13:59:2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a Aga</meta:initial-creator>
    <meta:creation-date>2020-01-02T12:29:15.34</meta:creation-date>
    <dc:date>2020-01-02T13:59:24.41</dc:date>
    <dc:creator>Aga Aga</dc:creator>
    <meta:editing-duration>PT12M57S</meta:editing-duration>
    <meta:editing-cycles>2</meta:editing-cycles>
    <meta:generator>OpenOffice/4.1.6$Win32 OpenOffice.org_project/416m1$Build-9790</meta:generator>
    <meta:document-statistic meta:table-count="3" meta:cell-count="74" meta:object-count="0"/>
  </office:meta>
</office:document-meta>
</file>